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eas</text:p>
          </table:table-cell>
          <table:table-cell office:value-type="string" calcext:value-type="string">
            <text:p>Before finding dataset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eating diet and monitorin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sets: Food nutritions and recip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veling Merhandise – Create path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h to store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od Hygiene and number of vis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uran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void wasted food, suggest what to do with 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 example in refrigerato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od and Heal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lation between national dishes and sickness around the worl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mography and Food profil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fter finding dataset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ood and Nutri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late favourite foods in UK with the nutritions in it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ood and store affect certain area's heal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lation of stores and eating habit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ood and Health divided by demogra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bits and effect of diff demographyial character and physical activity on heal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6:47:26.233778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5:09:56.699098193</meta:creation-date>
    <dc:date>2016-10-31T16:53:43.125149943</dc:date>
    <meta:editing-duration>PT54S</meta:editing-duration>
    <meta:editing-cycles>3</meta:editing-cycles>
    <meta:generator>LibreOffice/4.2.8.2$Linux_X86_64 LibreOffice_project/420m0$Build-2</meta:generator>
    <meta:document-statistic meta:table-count="1" meta:cell-count="29" meta:object-count="0"/>
  </office:meta>
</office:document-meta>
</file>